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196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 fo:padding-bottom="0.0193in" fo:padding-left="0.0138in" fo:padding-right="0.0138in" fo:padding-top="0.0193in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4" office:value-type="float" office:value="9">
            <text:p>9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2">03/22/2011</text:date>, <text:time>16:0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ffrey Minton</meta:initial-creator>
    <meta:creation-date>2011-03-22T15:53:54</meta:creation-date>
    <dc:date>2011-03-22T16:07:28</dc:date>
    <dc:creator>Jeffrey Minton</dc:creator>
    <meta:editing-duration>PT13M34S</meta:editing-duration>
    <meta:editing-cycles>1</meta:editing-cycles>
    <meta:document-statistic meta:table-count="3" meta:cell-count="35" meta:object-count="0"/>
    <meta:generator>LibreOffice/3.3$Unix LibreOffice_project/330m19$Build-8</meta:generator>
  </office:meta>
</office:document-meta>
</file>